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000000" style:font-name="Liberation Serif" fo:font-weight="bold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ff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Liberation Serif"/>
    </style:style>
    <style:style style:name="P9" style:family="paragraph" style:parent-style-name="Heading_20_3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P10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11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Text_20_body" style:list-style-name="L1">
      <style:paragraph-properties fo:margin-left="0cm" fo:margin-right="0cm" fo:margin-top="0cm" fo:margin-bottom="0cm" fo:text-indent="0cm" style:auto-text-indent="false" fo:background-color="transparent" fo:padding="0cm" fo:border="none">
        <style:background-image xlink:href="https://www.lpi.org/themes/lpi/assets/images/icons/icon-checkbox.png" xlink:type="simple" xlink:actuate="onLoad" style:position="center left" style:repeat="no-repeat"/>
      </style:paragraph-properties>
      <style:text-properties fo:font-variant="normal" fo:text-transform="none" fo:color="#000000" style:font-name="Liberation Serif" fo:letter-spacing="normal" fo:font-style="normal" fo:font-weight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font-size="12pt" fo:letter-spacing="normal" fo:font-style="normal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style:font-name="Liberation Serif" fo:letter-spacing="normal" fo:font-style="normal"/>
    </style:style>
    <style:style style:name="T14" style:family="text">
      <style:text-properties fo:font-variant="normal" fo:text-transform="none" fo:font-size="14pt" fo:letter-spacing="normal" fo:font-style="normal" style:font-size-asian="14pt" style:font-size-complex="14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14pt" style:font-size-asian="14pt" style:font-size-complex="14pt"/>
    </style:style>
    <style:style style:name="T18" style:family="text">
      <style:text-properties style:font-name="Liberation Serif" fo:font-weight="normal" style:font-weight-asian="normal" style:font-weight-complex="normal"/>
    </style:style>
    <style:style style:name="T19" style:family="text">
      <style:text-properties fo:color="#ff3333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<text:bookmark text:name="section-104.4"/>104.4 Manage disk quotas</text:h>
      <text:h text:style-name="P9" text:outline-level="3">Manage disk quotas for users. Tasks include setting up a disk quota for a filesystem, as well as editing, checking, and generating user quota reports.</text:h>
      <text:p text:style-name="P4"/>
      <text:p text:style-name="P5">It is possible to control disk usage with quotas by user or group in order to avoid a whole FS or disk to be full. It prevents users and groups to use more disk space than what they are allowed to. They are mostly used on multi-users environment.<text:line-break/>There are 3 different types of quotas :</text:p>
      <text:p text:style-name="P5">1 – vfsold, or version 1 quota</text:p>
      <text:p text:style-name="P5">2 – vfsv0, or version 2 quota</text:p>
      <text:p text:style-name="P5">3 – xfs, the quota on XFS systems</text:p>
      <text:p text:style-name="P5">add usrquota and grpquota options in /etc/fstab as options in order to enable quota respectively for users and groups.</text:p>
      <text:p text:style-name="P5">after editing /etc/fstab and adding quotas, we need to remount the FS</text:p>
      <text:p text:style-name="P4"/>
      <text:p text:style-name="P8"><text:span text:style-name="T11">quota</text:span><text:span text:style-name="T9"><text:line-break/></text:span><text:span text:style-name="T10">displays quotas for invoking user<text:line-break/>quota -v = displays info for all FS having quota enabled<text:line-break/>-g : displays groups quotas</text:span></text:p>
      <text:p text:style-name="P4"/>
      <text:p text:style-name="P6">repquota</text:p>
      <text:p text:style-name="P3"><text:span text:style-name="T6">generates quotas report<text:line-break/></text:span><text:span text:style-name="Strong_20_Emphasis"><text:span text:style-name="T6">repquota -ug /quotatest/ext4/</text:span></text:span></text:p>
      <text:p text:style-name="P4"/>
      <text:p text:style-name="P3"><text:span text:style-name="T8">edquota</text:span><text:span text:style-name="T5"><text:line-break/></text:span><text:span text:style-name="T6">set quota limit for particular user (uses /etc/quotatab)<text:line-break/>edquota sally : edit quotas for user named sally<text:line-break/>for blocks and inodes, there are soft and hard values.<text:line-break/>Soft value = user receives an email before reaching the limit<text:line-break/>hard limit = maximum value that a user can reach<text:line-break/>blocks = could be considered as maximum amount of data that a user can store<text:line-break/>inodes = maximum amount of files and directories that a user can store<text:line-break/></text:span><text:span text:style-name="Strong_20_Emphasis"><text:span text:style-name="T7">edquota -p ian gretchen tom = gretchen and tom have same quota as ian<text:line-break/></text:span></text:span><text:span text:style-name="Strong_20_Emphasis"><text:span text:style-name="Source_20_Text"><text:span text:style-name="T7">edquota -g development</text:span></text:span></text:span><text:span text:style-name="Strong_20_Emphasis"><text:span text:style-name="T12"> </text:span></text:span><text:span text:style-name="Strong_20_Emphasis"><text:span text:style-name="T7">= to set quota for group<text:line-break/>edquota -t : sets the grace period<text:line-break/>grace period consists in the laps of time (default 7 days) during which one a user will be able to reach its soft limit. Once the grace period is passed, the soft limit becomes a hard limit.</text:span></text:span></text:p>
      <text:p text:style-name="P4"/>
      <text:p text:style-name="P1"><text:span text:style-name="T14">quotaon</text:span><text:span text:style-name="T13"><text:line-break/></text:span><text:span text:style-name="T3">turns on quota checking</text:span><text:span text:style-name="T13"><text:line-break/></text:span><text:span text:style-name="Strong_20_Emphasis"><text:span text:style-name="T2">quotaon -p /quotatest/ext4/<text:line-break/>&lt;&gt; quotaoff</text:span></text:span></text:p>
      <text:p text:style-name="P4"><text:soft-page-break/></text:p>
      <text:p text:style-name="P6">quotacheck</text:p>
      <text:p text:style-name="P3"><text:span text:style-name="T6">checks quotas on filesystems and creates required aquota.user and aquota.group files.<text:line-break/></text:span><text:span text:style-name="Strong_20_Emphasis"><text:span text:style-name="T6">quotacheck -augvc</text:span></text:span></text:p>
      <text:p text:style-name="P1"><text:span text:style-name="T1"><text:line-break/></text:span><text:span text:style-name="T14">warnquota</text:span><text:span text:style-name="T1"><text:line-break/></text:span><text:span text:style-name="T3">send warning emails to users who are over quota.</text:span></text:p>
      <text:p text:style-name="P4"/>
      <text:p text:style-name="P2"><text:span text:style-name="T4">Objectives<text:line-break/></text:span><text:span text:style-name="T2">Set up a disk quota for a filesystem.</text:span></text:p>
      <text:list xml:id="list11579817461" text:style-name="L1">
        <text:list-header>
          <text:p text:style-name="P12">Edit, check and generate user quota reports.</text:p>
        </text:list-header>
      </text:list>
      <text:p text:style-name="P4"><text:span text:style-name="T16"><text:line-break/></text:span><text:span text:style-name="T17">Todo</text:span><text:span text:style-name="T16"><text:line-break/></text:span><text:span text:style-name="T15">Set quota on computer<text:line-break/></text:span><text:span text:style-name="T16"><text:line-break/></text:span><text:span text:style-name="T17">Sources</text:span><text:span text:style-name="T16"><text:line-break/></text:span><text:span text:style-name="T18">Quotas : </text:span><text:a xlink:type="simple" xlink:href="http://www.tldp.org/HOWTO/Quota.html"><text:span text:style-name="T18">http://www.tldp.org/HOWTO/Quota.html</text:span></text:a></text:p>
      <text:p text:style-name="P5"/>
      <text:p text:style-name="P6">Questions</text:p>
      <text:p text:style-name="P5"/>
      <text:p text:style-name="P5">1. You see the usrquota and grpquota options in the /etc/fstab entry for a filesystem. </text:p>
      <text:p text:style-name="P5">What is the consequence of these entries? </text:p>
      <text:p text:style-name="P5">A. Quota support will be available if it’s compiled into the kernel; it will be automatically </text:p>
      <text:p text:style-name="P5">activated when you mount the filesystem. </text:p>
      <text:p text:style-name="P5">B. User quotas will be available, but the grpquota option is invalid and will be ignored. </text:p>
      <text:p text:style-name="P5">C. Quota support will be disabled on the filesystem in question. </text:p>
      <text:p text:style-name="P5">D. Nothing; these options are malformed and so will have no effect. </text:p>
      <text:p text:style-name="P5">E. <text:span text:style-name="T19">Quota support will be available if it’s compiled into your kernel, but you must activate </text:span></text:p>
      <text:p text:style-name="P7"><text:s text:c="4"/>it with the quotaon command. </text:p>
      <text:p text:style-name="P5"/>
      <text:p text:style-name="P5">2. Which of the following commands can be used to summarize the quota information about </text:p>
      <text:p text:style-name="P5">all filesystems? </text:p>
      <text:p text:style-name="P5">A. repquota </text:p>
      <text:p text:style-name="P5">B. <text:span text:style-name="T19">repquota -a </text:span></text:p>
      <text:p text:style-name="P5">C. quotacheck </text:p>
      <text:p text:style-name="P5">D. quotacheck –a </text:p>
      <text:p text:style-name="P5">E. edquota 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9:59</meta:creation-date>
    <dc:date>2014-09-07T16:38:17</dc:date>
    <dc:creator>David </dc:creator>
    <meta:editing-duration>PT1H31M27S</meta:editing-duration>
    <meta:editing-cycles>60</meta:editing-cycles>
    <meta:generator>LibreOffice/3.5$Linux_X86_64 LibreOffice_project/350m1$Build-2</meta:generator>
    <meta:document-statistic meta:table-count="0" meta:image-count="0" meta:object-count="0" meta:page-count="2" meta:paragraph-count="36" meta:word-count="506" meta:character-count="2910" meta:non-whitespace-character-count="2419"/>
  </office:meta>
</office:document-meta>
</file>